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in" fo:margin-bottom="0in" style:contextual-spacing="false"/>
    </style:style>
    <style:style style:name="P3" style:family="paragraph" style:parent-style-name="Text_20_body" style:list-style-name="L2"/>
    <style:style style:name="P4" style:family="paragraph" style:parent-style-name="Text_20_body" style:list-style-name="L2">
      <style:paragraph-properties fo:margin-top="0in" fo:margin-bottom="0in" style:contextual-spacing="false"/>
    </style:style>
    <style:style style:name="P5" style:family="paragraph" style:parent-style-name="Text_20_body" style:list-style-name="L3"/>
    <style:style style:name="P6" style:family="paragraph" style:parent-style-name="Text_20_body" style:list-style-name="L4"/>
    <style:style style:name="P7" style:family="paragraph" style:parent-style-name="Text_20_body" style:list-style-name="L4">
      <style:paragraph-properties fo:margin-top="0in" fo:margin-bottom="0in" style:contextual-spacing="false"/>
    </style:style>
    <style:style style:name="P8" style:family="paragraph" style:parent-style-name="Text_20_body" style:list-style-name="L5"/>
    <style:style style:name="P9" style:family="paragraph" style:parent-style-name="Text_20_body" style:list-style-name="L5">
      <style:paragraph-properties fo:margin-top="0in" fo:margin-bottom="0in" style:contextual-spacing="false"/>
    </style:style>
    <style:style style:name="P10" style:family="paragraph" style:parent-style-name="Text_20_body" style:list-style-name="L6"/>
    <style:style style:name="P11" style:family="paragraph" style:parent-style-name="Text_20_body" style:list-style-name="L6">
      <style:paragraph-properties fo:margin-top="0in" fo:margin-bottom="0in" style:contextual-spacing="false"/>
    </style:style>
    <style:style style:name="P12" style:family="paragraph" style:parent-style-name="Text_20_body" style:list-style-name="L7"/>
    <style:style style:name="P13" style:family="paragraph" style:parent-style-name="Text_20_body" style:list-style-name="L7">
      <style:paragraph-properties fo:margin-top="0in" fo:margin-bottom="0in" style:contextual-spacing="false"/>
    </style:style>
    <style:style style:name="P14" style:family="paragraph" style:parent-style-name="Text_20_body" style:list-style-name="L8"/>
    <style:style style:name="P15" style:family="paragraph" style:parent-style-name="Text_20_body" style:list-style-name="L8">
      <style:paragraph-properties fo:margin-top="0in" fo:margin-bottom="0in" style:contextual-spacing="false"/>
    </style:style>
    <style:style style:name="P16" style:family="paragraph" style:parent-style-name="Text_20_body" style:list-style-name="L9"/>
    <style:style style:name="P17" style:family="paragraph" style:parent-style-name="Text_20_body" style:list-style-name="L9">
      <style:paragraph-properties fo:margin-top="0in" fo:margin-bottom="0in" style:contextual-spacing="false"/>
    </style:style>
    <style:style style:name="P18" style:family="paragraph" style:parent-style-name="Text_20_body" style:list-style-name="L10"/>
    <style:style style:name="P19" style:family="paragraph" style:parent-style-name="Text_20_body" style:list-style-name="L10">
      <style:paragraph-properties fo:margin-top="0in" fo:margin-bottom="0in" style:contextual-spacing="false"/>
    </style:style>
    <style:style style:name="P20" style:family="paragraph" style:parent-style-name="Text_20_body" style:list-style-name="L11"/>
    <style:style style:name="P21" style:family="paragraph" style:parent-style-name="Text_20_body" style:list-style-name="L11">
      <style:paragraph-properties fo:margin-top="0in" fo:margin-bottom="0in" style:contextual-spacing="false"/>
    </style:style>
    <style:style style:name="P22" style:family="paragraph" style:parent-style-name="Text_20_body" style:list-style-name="L12"/>
    <style:style style:name="P23" style:family="paragraph" style:parent-style-name="Text_20_body" style:list-style-name="L12">
      <style:paragraph-properties fo:margin-top="0in" fo:margin-bottom="0in" style:contextual-spacing="false"/>
    </style:style>
    <style:style style:name="P24" style:family="paragraph" style:parent-style-name="Text_20_body" style:list-style-name="L13"/>
    <style:style style:name="P25" style:family="paragraph" style:parent-style-name="Text_20_body" style:list-style-name="L13">
      <style:paragraph-properties fo:margin-top="0in" fo:margin-bottom="0in" style:contextual-spacing="false"/>
    </style:style>
    <style:style style:name="P26" style:family="paragraph" style:parent-style-name="Text_20_body" style:list-style-name="L14"/>
    <style:style style:name="P27" style:family="paragraph" style:parent-style-name="Text_20_body" style:list-style-name="L14">
      <style:paragraph-properties fo:margin-top="0in" fo:margin-bottom="0in" style:contextual-spacing="false"/>
    </style:style>
    <style:style style:name="P28" style:family="paragraph" style:parent-style-name="Text_20_body" style:list-style-name="L15"/>
    <style:style style:name="P29" style:family="paragraph" style:parent-style-name="Text_20_body" style:list-style-name="L15">
      <style:paragraph-properties fo:margin-top="0in" fo:margin-bottom="0in" style:contextual-spacing="false"/>
    </style:style>
    <style:style style:name="P30" style:family="paragraph" style:parent-style-name="Text_20_body" style:list-style-name="L16"/>
    <style:style style:name="P31" style:family="paragraph" style:parent-style-name="Text_20_body" style:list-style-name="L16">
      <style:paragraph-properties fo:margin-top="0in" fo:margin-bottom="0in" style:contextual-spacing="false"/>
    </style:style>
    <style:style style:name="P32" style:family="paragraph" style:parent-style-name="Text_20_body" style:list-style-name="L17"/>
    <style:style style:name="P33" style:family="paragraph" style:parent-style-name="Text_20_body" style:list-style-name="L17">
      <style:paragraph-properties fo:margin-top="0in" fo:margin-bottom="0in" style:contextual-spacing="false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Text_20_body">Buenísimo, aquí ya entramos en “arquitectura de la inteligencia” de verdad.</text:p>
      <text:p text:style-name="Text_20_body">Voy a dividirlo en tres partes muy claras:</text:p>
      <text:list xml:id="list2916856141" text:style-name="L1">
        <text:list-item>
          <text:p text:style-name="P2"><text:span text:style-name="Strong_20_Emphasis">Qué significa realmente el límite de velocidad.</text:span> </text:p>
        </text:list-item>
        <text:list-item>
          <text:p text:style-name="P2"><text:span text:style-name="Strong_20_Emphasis">Cómo nos frena ese límite en la práctica.</text:span> </text:p>
        </text:list-item>
        <text:list-item>
          <text:p text:style-name="P1"><text:span text:style-name="Strong_20_Emphasis">Qué tipo de arquitectura lo minimiza (vida incluida).</text:span> </text:p>
        </text:list-item>
      </text:list>
      <text:p text:style-name="Horizontal_20_Line"/>
      <text:h text:style-name="Heading_20_3" text:outline-level="3">1. Qué es el límite de velocidad</text:h>
      <text:p text:style-name="Text_20_body">Cuando hablamos de “límites de velocidad” en inteligencia, en el fondo hablamos de esto:</text:p>
      <text:list xml:id="list837295820" text:style-name="L2">
        <text:list-item>
          <text:p text:style-name="P4"><text:span text:style-name="Strong_20_Emphasis">La información no puede viajar instantáneamente.</text:span> </text:p>
        </text:list-item>
        <text:list-item>
          <text:p text:style-name="P4">Cuanto más lejos están dos partes de un sistema, <text:span text:style-name="Strong_20_Emphasis">más tardan en comunicarse</text:span>. </text:p>
        </text:list-item>
        <text:list-item>
          <text:p text:style-name="P3">Cuanto más grande es el sistema, <text:span text:style-name="Strong_20_Emphasis">más latencia interna</text:span> tiene. </text:p>
        </text:list-item>
      </text:list>
      <text:p text:style-name="Text_20_body">No es solo la velocidad de la luz:<text:line-break/>también hay tiempos mínimos de reacción, de transmisión, de procesamiento.</text:p>
      <text:p text:style-name="Text_20_body"><text:span text:style-name="Strong_20_Emphasis">Imagen intuitiva:</text:span><text:line-break/>Un cerebro del tamaño de una galaxia sería lentísimo, no por falta de potencia, sino por pura distancia.</text:p>
      <text:p text:style-name="Horizontal_20_Line"/>
      <text:h text:style-name="Heading_20_3" text:outline-level="3">2. Cómo nos afecta este límite</text:h>
      <text:p text:style-name="Text_20_body">Este límite golpea a la inteligencia en varios puntos clave:</text:p>
      <text:list xml:id="list2076759748" text:style-name="L3">
        <text:list-item>
          <text:p text:style-name="P5"><text:span text:style-name="Strong_20_Emphasis">Coordinación interna:</text:span><text:line-break/>Cuanto más grande es el sistema, más difícil es que “todas sus partes estén al día”.</text:p>
        </text:list-item>
        <text:list-item>
          <text:p text:style-name="P5"><text:span text:style-name="Strong_20_Emphasis">Tiempo de reacción:</text:span><text:line-break/>Si la información tarda en llegar, la respuesta siempre va con retraso.</text:p>
        </text:list-item>
        <text:list-item>
          <text:p text:style-name="P5"><text:span text:style-name="Strong_20_Emphasis">Profundidad de pensamiento en tiempo real:</text:span><text:line-break/>No puedes encadenar infinitos pasos de razonamiento en un tiempo finito.</text:p>
        </text:list-item>
        <text:list-item>
          <text:p text:style-name="P5"><text:span text:style-name="Strong_20_Emphasis">Escala máxima útil:</text:span><text:line-break/>Llega un punto en que añadir más “neurona”, más “nodo” o más “máquina”<text:line-break/><text:span text:style-name="Strong_20_Emphasis">no mejora</text:span> la inteligencia práctica, porque la comunicación interna se vuelve cuello de botella.</text:p>
        </text:list-item>
      </text:list>
      <text:p text:style-name="Text_20_body"><text:span text:style-name="Strong_20_Emphasis">Ejemplo humano:</text:span><text:line-break/>Un cerebro funciona porque las neuronas están muy cerca.<text:line-break/>Si las separaras kilómetros, serías incapaz de reaccionar a tiempo a nada.</text:p>
      <text:p text:style-name="Horizontal_20_Line"/>
      <text:h text:style-name="Heading_20_3" text:outline-level="3"><text:soft-page-break/>3. Qué arquitectura minimiza este límite</text:h>
      <text:p text:style-name="Text_20_body">Aquí viene lo interesante:<text:line-break/>¿cómo diseñas un sistema inteligente que sufra lo menos posible este límite?</text:p>
      <text:p text:style-name="Text_20_body">La respuesta, en esencia, es:</text:p>
      <text:p text:style-name="Quotations"><text:span text:style-name="Strong_20_Emphasis">Arquitecturas distribuidas, locales, paralelas y jerárquicas.</text:span></text:p>
      <text:p text:style-name="Text_20_body">Lo desgloso en piezas muy concretas.</text:p>
      <text:p text:style-name="Horizontal_20_Line"/>
      <text:h text:style-name="Heading_20_4" text:outline-level="4">3.1. Procesamiento local</text:h>
      <text:p text:style-name="Text_20_body"><text:span text:style-name="Strong_20_Emphasis">Idea:</text:span><text:line-break/>Cada parte del sistema decide lo máximo posible <text:span text:style-name="Strong_20_Emphasis">con la información que tiene cerca</text:span>, sin esperar órdenes centrales.</text:p>
      <text:list xml:id="list3179166554" text:style-name="L4">
        <text:list-item>
          <text:p text:style-name="P7"><text:span text:style-name="Strong_20_Emphasis">Menos viajes de información.</text:span> </text:p>
        </text:list-item>
        <text:list-item>
          <text:p text:style-name="P7"><text:span text:style-name="Strong_20_Emphasis">Menos latencia.</text:span> </text:p>
        </text:list-item>
        <text:list-item>
          <text:p text:style-name="P6"><text:span text:style-name="Strong_20_Emphasis">Más rapidez de reacción.</text:span> </text:p>
        </text:list-item>
      </text:list>
      <text:p text:style-name="Text_20_body"><text:span text:style-name="Strong_20_Emphasis">Ejemplo biológico:</text:span><text:line-break/>Los reflejos de la médula espinal:<text:line-break/>tu mano se aparta del fuego <text:span text:style-name="Strong_20_Emphasis">antes</text:span> de que el cerebro “se entere”.</text:p>
      <text:p text:style-name="Text_20_body"><text:span text:style-name="Strong_20_Emphasis">Arquitectura adecuada:</text:span></text:p>
      <text:list xml:id="list2186069621" text:style-name="L5">
        <text:list-item>
          <text:p text:style-name="P9">Muchos módulos locales. </text:p>
        </text:list-item>
        <text:list-item>
          <text:p text:style-name="P9">Cada módulo tiene autonomía para actuar. </text:p>
        </text:list-item>
        <text:list-item>
          <text:p text:style-name="P8">El “centro” coordina, pero no microgestiona. </text:p>
        </text:list-item>
      </text:list>
      <text:p text:style-name="Horizontal_20_Line"/>
      <text:h text:style-name="Heading_20_4" text:outline-level="4">3.2. Paralelismo masivo</text:h>
      <text:p text:style-name="Text_20_body"><text:span text:style-name="Strong_20_Emphasis">Idea:</text:span><text:line-break/>En lugar de un único proceso muy rápido,<text:line-break/>tener <text:span text:style-name="Strong_20_Emphasis">muchos procesos más lentos trabajando a la vez</text:span>.</text:p>
      <text:list xml:id="list2444966486" text:style-name="L6">
        <text:list-item>
          <text:p text:style-name="P11">No necesitas que una sola unidad lo haga todo. </text:p>
        </text:list-item>
        <text:list-item>
          <text:p text:style-name="P11">Divides el problema en trozos. </text:p>
        </text:list-item>
        <text:list-item>
          <text:p text:style-name="P10">Cada trozo se resuelve en paralelo. </text:p>
        </text:list-item>
      </text:list>
      <text:p text:style-name="Text_20_body"><text:span text:style-name="Strong_20_Emphasis">Ejemplo biológico:</text:span><text:line-break/>El cerebro no tiene una “CPU central”:<text:line-break/>millones de neuronas trabajan al mismo tiempo.</text:p>
      <text:p text:style-name="Text_20_body"><text:span text:style-name="Strong_20_Emphasis">Arquitectura adecuada:</text:span></text:p>
      <text:list xml:id="list1308740691" text:style-name="L7">
        <text:list-item>
          <text:p text:style-name="P13">Redes de nodos simples. </text:p>
        </text:list-item>
        <text:list-item>
          <text:p text:style-name="P13"><text:soft-page-break/>Cada nodo hace poco, pero todos juntos hacen mucho. </text:p>
        </text:list-item>
        <text:list-item>
          <text:p text:style-name="P12">No hay un “embudo” central. </text:p>
        </text:list-item>
      </text:list>
      <text:p text:style-name="Horizontal_20_Line"/>
      <text:h text:style-name="Heading_20_4" text:outline-level="4">3.3. Jerarquía y niveles</text:h>
      <text:p text:style-name="Text_20_body"><text:span text:style-name="Strong_20_Emphasis">Idea:</text:span><text:line-break/>No todo tiene que pasar por el mismo nivel de decisión.</text:p>
      <text:list xml:id="list3577784224" text:style-name="L8">
        <text:list-item>
          <text:p text:style-name="P15">Decisiones <text:span text:style-name="Strong_20_Emphasis">ultrarrápidas</text:span>: locales, automáticas, casi reflejos. </text:p>
        </text:list-item>
        <text:list-item>
          <text:p text:style-name="P15">Decisiones <text:span text:style-name="Strong_20_Emphasis">intermedias</text:span>: coordinación de varios módulos. </text:p>
        </text:list-item>
        <text:list-item>
          <text:p text:style-name="P14">Decisiones <text:span text:style-name="Strong_20_Emphasis">lentas y profundas</text:span>: planificación global, estrategia. </text:p>
        </text:list-item>
      </text:list>
      <text:p text:style-name="Text_20_body"><text:span text:style-name="Strong_20_Emphasis">Ejemplo biológico:</text:span></text:p>
      <text:list xml:id="list4219858375" text:style-name="L9">
        <text:list-item>
          <text:p text:style-name="P17">Reflejos → médula. </text:p>
        </text:list-item>
        <text:list-item>
          <text:p text:style-name="P17">Hábitos → circuitos subcorticales. </text:p>
        </text:list-item>
        <text:list-item>
          <text:p text:style-name="P16">Planes a largo plazo → corteza prefrontal. </text:p>
        </text:list-item>
      </text:list>
      <text:p text:style-name="Text_20_body"><text:span text:style-name="Strong_20_Emphasis">Arquitectura adecuada:</text:span></text:p>
      <text:list xml:id="list1895913031" text:style-name="L10">
        <text:list-item>
          <text:p text:style-name="P19">Capas: rápida, media, lenta. </text:p>
        </text:list-item>
        <text:list-item>
          <text:p text:style-name="P19">Cada capa ve el mundo con distinta resolución. </text:p>
        </text:list-item>
        <text:list-item>
          <text:p text:style-name="P18">La capa lenta no interfiere en todo, solo en lo importante. </text:p>
        </text:list-item>
      </text:list>
      <text:p text:style-name="Horizontal_20_Line"/>
      <text:h text:style-name="Heading_20_4" text:outline-level="4">3.4. Predicción para ganar tiempo</text:h>
      <text:p text:style-name="Text_20_body"><text:span text:style-name="Strong_20_Emphasis">Idea:</text:span><text:line-break/>Si la información tarda en llegar, <text:span text:style-name="Strong_20_Emphasis">la mejor estrategia es adelantarse</text:span>.</text:p>
      <text:list xml:id="list2603133493" text:style-name="L11">
        <text:list-item>
          <text:p text:style-name="P21">Predecir lo que va a pasar. </text:p>
        </text:list-item>
        <text:list-item>
          <text:p text:style-name="P21">Actuar como si ya supieras parte del futuro. </text:p>
        </text:list-item>
        <text:list-item>
          <text:p text:style-name="P20">Corregir sobre la marcha cuando llegan los datos reales. </text:p>
        </text:list-item>
      </text:list>
      <text:p text:style-name="Text_20_body"><text:span text:style-name="Strong_20_Emphasis">Ejemplo biológico:</text:span><text:line-break/>Cuando caminas, tu cerebro predice dónde estará tu pie,<text:line-break/>no espera a recibir todas las señales sensoriales para decidir el siguiente paso.</text:p>
      <text:p text:style-name="Text_20_body"><text:span text:style-name="Strong_20_Emphasis">Arquitectura adecuada:</text:span></text:p>
      <text:list xml:id="list1117481821" text:style-name="L12">
        <text:list-item>
          <text:p text:style-name="P23">Modelos internos del entorno. </text:p>
        </text:list-item>
        <text:list-item>
          <text:p text:style-name="P23">Simulación rápida de escenarios. </text:p>
        </text:list-item>
        <text:list-item>
          <text:p text:style-name="P22">Mecanismos de corrección de errores (feedback). </text:p>
        </text:list-item>
      </text:list>
      <text:p text:style-name="Horizontal_20_Line"/>
      <text:h text:style-name="Heading_20_4" text:outline-level="4"><text:soft-page-break/>3.5. Topología eficiente de conexiones</text:h>
      <text:p text:style-name="Text_20_body"><text:span text:style-name="Strong_20_Emphasis">Idea:</text:span><text:line-break/>No todas las partes tienen que estar conectadas con todas.</text:p>
      <text:list xml:id="list1730244365" text:style-name="L13">
        <text:list-item>
          <text:p text:style-name="P25">Conexiones <text:span text:style-name="Strong_20_Emphasis">cortas y frecuentes</text:span> entre vecinos. </text:p>
        </text:list-item>
        <text:list-item>
          <text:p text:style-name="P25">Algunas conexiones <text:span text:style-name="Strong_20_Emphasis">largas y estratégicas</text:span> que conectan regiones lejanas. </text:p>
        </text:list-item>
        <text:list-item>
          <text:p text:style-name="P24">Evitar redes “lineales” donde la información tenga que pasar por mil intermediarios. </text:p>
        </text:list-item>
      </text:list>
      <text:p text:style-name="Text_20_body"><text:span text:style-name="Strong_20_Emphasis">Ejemplo biológico:</text:span><text:line-break/>El cerebro tiene muchas conexiones locales y algunas “autopistas” de largo alcance.</text:p>
      <text:p text:style-name="Text_20_body"><text:span text:style-name="Strong_20_Emphasis">Arquitectura adecuada:</text:span></text:p>
      <text:list xml:id="list3278265043" text:style-name="L14">
        <text:list-item>
          <text:p text:style-name="P27">Redes tipo “small-world”:<text:line-break/>mucha conectividad local + pocos enlaces globales muy bien colocados. </text:p>
        </text:list-item>
        <text:list-item>
          <text:p text:style-name="P26">Minimizar la distancia media entre nodos. </text:p>
        </text:list-item>
      </text:list>
      <text:p text:style-name="Horizontal_20_Line"/>
      <text:h text:style-name="Heading_20_4" text:outline-level="4">3.6. Compresión y resumen</text:h>
      <text:p text:style-name="Text_20_body"><text:span text:style-name="Strong_20_Emphasis">Idea:</text:span><text:line-break/>Si comunicarlo todo es caro, <text:span text:style-name="Strong_20_Emphasis">no comuniques todo</text:span>.</text:p>
      <text:list xml:id="list63218425" text:style-name="L15">
        <text:list-item>
          <text:p text:style-name="P29">En lugar de enviar todos los datos, envías <text:span text:style-name="Strong_20_Emphasis">resúmenes</text:span>. </text:p>
        </text:list-item>
        <text:list-item>
          <text:p text:style-name="P29">En lugar de compartir cada detalle, compartes <text:span text:style-name="Strong_20_Emphasis">lo relevante</text:span>. </text:p>
        </text:list-item>
        <text:list-item>
          <text:p text:style-name="P28">Menos información viajando → menos tiempo perdido. </text:p>
        </text:list-item>
      </text:list>
      <text:p text:style-name="Text_20_body"><text:span text:style-name="Strong_20_Emphasis">Ejemplo biológico:</text:span><text:line-break/>Tu retina no envía cada fotón al cerebro:<text:line-break/>envía patrones, bordes, cambios.</text:p>
      <text:p text:style-name="Text_20_body"><text:span text:style-name="Strong_20_Emphasis">Arquitectura adecuada:</text:span></text:p>
      <text:list xml:id="list2850053222" text:style-name="L16">
        <text:list-item>
          <text:p text:style-name="P31">Módulos que “destilan” información. </text:p>
        </text:list-item>
        <text:list-item>
          <text:p text:style-name="P31">Capas que transforman datos brutos en representaciones compactas. </text:p>
        </text:list-item>
        <text:list-item>
          <text:p text:style-name="P30">Solo sube “hacia arriba” lo que importa. </text:p>
        </text:list-item>
      </text:list>
      <text:p text:style-name="Horizontal_20_Line"/>
      <text:h text:style-name="Heading_20_3" text:outline-level="3">4. Resumen en una frase</text:h>
      <text:p text:style-name="Quotations"><text:span text:style-name="Strong_20_Emphasis">El límite de velocidad nos obliga a diseñar inteligencias que sean locales, paralelas, jerárquicas, predictivas y bien conectadas.</text:span></text:p>
      <text:p text:style-name="Text_20_body">Y la frase bonita para tu libro podría ser algo así:</text:p>
      <text:p text:style-name="Quotations">“Una inteligencia no puede ser instantánea ni ubicua,<text:line-break/>así que la arquitectura óptima no es un cerebro gigante,<text:line-break/>sino una multitud de pequeñas mentes coordinadas.”</text:p>
      <text:p text:style-name="Horizontal_20_Line"><text:soft-page-break/></text:p>
      <text:p text:style-name="Text_20_body">Si quieres, el siguiente paso puede ser:</text:p>
      <text:list xml:id="list1463778646" text:style-name="L17">
        <text:list-item>
          <text:p text:style-name="P33">que redactemos esta sección en tono de capítulo, </text:p>
        </text:list-item>
        <text:list-item>
          <text:p text:style-name="P33">o que hagamos el mismo análisis para el siguiente límite (energía, memoria, etc.), </text:p>
        </text:list-item>
        <text:list-item>
          <text:p text:style-name="P32">o que lo conectemos explícitamente con la vida: células, tejidos, organismos, ecosistemas. </text:p>
        </text:list-item>
      </text:list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6-04-03T14:45:08.692000000</meta:creation-date>
    <dc:date>2026-04-03T15:19:00.412000000</dc:date>
    <meta:editing-duration>PT23M1S</meta:editing-duration>
    <meta:editing-cycles>1</meta:editing-cycles>
    <meta:document-statistic meta:table-count="0" meta:image-count="0" meta:object-count="0" meta:page-count="5" meta:paragraph-count="94" meta:word-count="892" meta:character-count="5555" meta:non-whitespace-character-count="4761"/>
    <meta:generator>LibreOffice/7.3.5.2$Windows_X86_64 LibreOffice_project/184fe81b8c8c30d8b5082578aee2fed2ea847c01</meta:generator>
  </office:meta>
</office:document-meta>
</file>